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8"/>
    <style:style style:name="P5" style:family="paragraph" style:parent-style-name="List_20_Paragraph" style:list-style-name="WWNum9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P8" style:family="paragraph" style:parent-style-name="List_20_Paragraph" style:list-style-name="WWNum6"/>
    <style:style style:name="P9" style:family="paragraph" style:parent-style-name="List_20_Paragraph" style:list-style-name="WWNum7"/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4" style:family="text">
      <style:text-properties style:text-position="super 58%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s</text:span></text:p>
      <text:p text:style-name="Standard"><text:span text:style-name="T1">More footage needed.</text:span></text:p>
      <text:p text:style-name="Standard"><text:span text:style-name="T1">Modern music footage (Bullstock April 7th, Potential 93.3 flz interview, Forrest B-roll homecoming footage, Kevin DJ at Ritz Friday the 7</text:span><text:span text:style-name="T4">th</text:span><text:span text:style-name="T1">)</text:span></text:p>
      <text:p text:style-name="Standard"><text:span text:style-name="T3">SOUND BITES ARE PRIORITY!!!!</text:span></text:p>
      <text:p text:style-name="Standard"><text:span text:style-name="T2">BULLSTOCK</text:span></text:p>
      <text:list xml:id="list4252244211478120452" text:style-name="WWNum2">
        <text:list-item>
          <text:p text:style-name="P2"><text:span text:style-name="T1">JamiKay, Demi, Queena, Lauren</text:span></text:p>
        </text:list-item>
        <text:list-item>
          <text:p text:style-name="P2"><text:span text:style-name="T1">1 School camera and lov mic needed. (Queena getting it)</text:span></text:p>
        </text:list-item>
      </text:list>
      <text:p text:style-name="Standard"><text:span text:style-name="T2">MAN ON THE STREET</text:span></text:p>
      <text:list xml:id="list5909834340212017389" text:style-name="WWNum3">
        <text:list-item>
          <text:p text:style-name="P3"><text:span text:style-name="T1">Forrest heading up </text:span></text:p>
        </text:list-item>
        <text:list-item>
          <text:p text:style-name="P3"><text:span text:style-name="T1">Thursday noon in front of Cooper hall</text:span></text:p>
        </text:list-item>
        <text:list-item>
          <text:p text:style-name="P3"><text:span text:style-name="T1">Eric, Christian, Rosalyne, Demi, Spencer and Forrest</text:span></text:p>
        </text:list-item>
      </text:list>
      <text:p text:style-name="Standard"><text:span text:style-name="T2">WUSF RUSSEL GANT INTERVIEW</text:span></text:p>
      <text:list xml:id="list7731104933427024539" text:style-name="WWNum8">
        <text:list-item>
          <text:p text:style-name="P4"><text:span text:style-name="T1">Headed up by Jeania</text:span></text:p>
        </text:list-item>
        <text:list-item>
          <text:p text:style-name="P4"><text:span text:style-name="T1">Monday April 3</text:span><text:span text:style-name="T4">rd</text:span><text:span text:style-name="T1"> @ 8:30 a.m. to noon</text:span></text:p>
        </text:list-item>
      </text:list>
      <text:p text:style-name="Standard"><text:span text:style-name="T2">INTERVIEW WITH D</text:span></text:p>
      <text:list xml:id="list2322757281562655261" text:style-name="WWNum9">
        <text:list-item>
          <text:p text:style-name="P5"><text:span text:style-name="T1">Headed up by Kari</text:span></text:p>
        </text:list-item>
        <text:list-item>
          <text:p text:style-name="P5"><text:span text:style-name="T1">Will probably take place on Saturday or Sunday (potentially the 14</text:span><text:span text:style-name="T4">th</text:span><text:span text:style-name="T1"> and 15</text:span><text:span text:style-name="T4">th</text:span><text:span text:style-name="T1">)</text:span></text:p>
        </text:list-item>
        <text:list-item>
          <text:p text:style-name="P5"><text:span text:style-name="T1">Need people to take part; contact Kari</text:span><text:bookmark text:name="_GoBack"/></text:p>
        </text:list-item>
      </text:list>
      <text:p text:style-name="Standard"><text:span text:style-name="T2">DAY IN THE LIFE WITH FRANK</text:span></text:p>
      <text:list xml:id="list8567533184891723982" text:style-name="WWNum4">
        <text:list-item>
          <text:p text:style-name="P6"><text:span text:style-name="T1">JamiKay heading it up</text:span></text:p>
        </text:list-item>
        <text:list-item>
          <text:p text:style-name="P6"><text:span text:style-name="T1">Need day in the life footage and ECU’s of him playing</text:span></text:p>
        </text:list-item>
      </text:list>
      <text:p text:style-name="Standard"><text:span text:style-name="T2">MORE INTERVIEWS WITH STUDENT AND TFO</text:span></text:p>
      <text:list xml:id="list8950331623904413908" text:style-name="WWNum5">
        <text:list-item>
          <text:p text:style-name="P7"><text:span text:style-name="T1">Headed up by Charlie</text:span></text:p>
        </text:list-item>
        <text:list-item>
          <text:p text:style-name="P7"><text:span text:style-name="T1">Interview Kelly</text:span></text:p>
        </text:list-item>
      </text:list>
      <text:p text:style-name="Standard"><text:soft-page-break/><text:span text:style-name="T2">DEADLINES</text:span></text:p>
      <text:list xml:id="list8326561777359033328" text:style-name="WWNum6">
        <text:list-item>
          <text:p text:style-name="P8"><text:span text:style-name="T1">Final Class date is the 21</text:span><text:span text:style-name="T4">st</text:span><text:span text:style-name="T1"> </text:span></text:p>
        </text:list-item>
        <text:list-item>
          <text:p text:style-name="P8"><text:span text:style-name="T1">Doc done before exam week end (April 28</text:span><text:span text:style-name="T4">th</text:span><text:span text:style-name="T1">)</text:span></text:p>
        </text:list-item>
      </text:list>
      <text:p text:style-name="Standard"><text:span text:style-name="T2">TO DO</text:span></text:p>
      <text:list xml:id="list148505207" text:continue-numbering="true" text:style-name="WWNum6">
        <text:list-item>
          <text:p text:style-name="P8"><text:span text:style-name="T1">Segment producers start editing segments when done</text:span></text:p>
        </text:list-item>
        <text:list-item>
          <text:p text:style-name="P8"><text:span text:style-name="T1">Lower thirds design needs to be set (JamiKay)</text:span></text:p>
        </text:list-item>
      </text:list>
      <text:p text:style-name="Standard"><text:span text:style-name="T2">FYI</text:span></text:p>
      <text:list xml:id="list6556256029088569962" text:style-name="WWNum7">
        <text:list-item>
          <text:p text:style-name="P9"><text:span text:style-name="T1">Contact Ryan Watson for any questions not Kristin (email: rawatso2@usf.edu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Carrion</meta:initial-creator>
    <meta:editing-cycles>1</meta:editing-cycles>
    <meta:creation-date>2017-03-31T15:33:00</meta:creation-date>
    <dc:date>2017-04-03T10:43:21</dc:date>
    <meta:editing-duration>PT33S</meta:editing-duration>
    <meta:generator>OpenOffice.org/3.4.1$Unix OpenOffice.org_project/341m1$Build-9593</meta:generator>
    <meta:document-statistic meta:table-count="0" meta:image-count="0" meta:object-count="0" meta:page-count="2" meta:paragraph-count="32" meta:word-count="203" meta:character-count="1090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